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lipseIvyModelSettings.getDefaultOrganization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clipseIvyModelSettings.EclipseIvyModelSettings( IJavaProject java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clipseIvyModelSettings.logError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IvyModelSettings.getIvy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clipseIvyModelSettings.getDefaultOrgan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